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fo:font-style="italic" style:font-style-asian="italic" style:font-style-complex="italic"/>
    </style:style>
    <style:style style:name="P6" style:family="paragraph" style:parent-style-name="Text_20_body" style:list-style-name="L3">
      <style:paragraph-properties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Text_20_body" style:list-style-name="L3">
      <style:text-properties fo:font-style="normal" style:font-style-asian="normal" style:font-style-complex="normal"/>
    </style:style>
    <style:style style:name="P8" style:family="paragraph" style:parent-style-name="Text_20_body" style:list-style-name="L3">
      <style:paragraph-properties fo:text-align="justify" style:justify-single-word="false"/>
      <style:text-properties fo:font-style="normal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hysik 22.6-28.6</text:h>
      <text:list xml:id="list5280457491836233631" text:style-name="L1">
        <text:list-item>
          <text:p text:style-name="P2">Vorbetrachtung</text:p>
        </text:list-item>
      </text:list>
      <text:list xml:id="list1616057666090450512" text:style-name="L2">
        <text:list-item>
          <text:p text:style-name="P3">1=&gt; Beschleunigung 2=&gt; gleichförmige Bewegung 3=&gt; Beschleunigung 4=&gt; gleichförmige Bewegung</text:p>
        </text:list-item>
        <text:list-item>
          <text:p text:style-name="P3">2=&gt; 5,56km/h 4=&gt; 8,34km/h</text:p>
        </text:list-item>
        <text:list-item>
          <text:p text:style-name="P3">s=2,4km</text:p>
        </text:list-item>
      </text:list>
      <text:p text:style-name="Text_20_body"/>
      <text:list xml:id="list6315723590628921128" text:style-name="L3">
        <text:list-item>
          <text:p text:style-name="P4">Durchführung</text:p>
          <text:list>
            <text:list-item>
              <text:p text:style-name="P4">Materialliste</text:p>
              <text:p text:style-name="P4">- Feste Styrodurplatte als Unterlage<text:tab/></text:p>
              <text:p text:style-name="P4">- Eisenbahnschiene als Führung</text:p>
              <text:p text:style-name="P4">- Modelleisenbahnwagon</text:p>
              <text:p text:style-name="P4">- Stativ: Flexipod + DJI Osmo Mobile 3 + Leiter</text:p>
              <text:p text:style-name="P4">- Tracker Software (Physik Tracking Software)</text:p>
            </text:list-item>
            <text:list-item>
              <text:p text:style-name="P5">Siehe Anhang </text:p>
            </text:list-item>
            <text:list-item>
              <text:p text:style-name="P7">Anhand der kurzen Zeit zur Bewältigung eines gleichen Weges, kann man sagen, dass eine steilere Steigung zu ein Beschleunigung der Bewegung beiträgt</text:p>
            </text:list-item>
            <text:list-item>
              <text:p text:style-name="P7">s(t)1: y = 0,53x</text:p>
              <text:p text:style-name="P7">v(t)1: y = 0,08x + 0,32</text:p>
              <text:p text:style-name="P7">a(t)1: y = 0,12</text:p>
              <text:p text:style-name="P7">s(t)2: y = 0,61x</text:p>
              <text:p text:style-name="P7">v(t)2: y = 0,15x + 0,36</text:p>
              <text:p text:style-name="P7">a(t)2: y = 0,15</text:p>
            </text:list-item>
            <text:list-item>
              <text:p text:style-name="P7">Steigung 1: max. Weg → 1m; max. Geschwindigkeit → 0,49m/s; </text:p>
              <text:p text:style-name="P8">Steigung 2: max. Weg → 1,02m; max. Geschwindigkeit → 0,61m/s; </text:p>
            </text:list-item>
            <text:list-item>
              <text:p text:style-name="P6">Siehe Anha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creation-date>2020-06-24T15:38:42.89</meta:creation-date>
    <meta:editing-duration>PT56M31S</meta:editing-duration>
    <meta:generator>OpenOffice/4.1.7$Win32 OpenOffice.org_project/417m1$Build-9800</meta:generator>
    <meta:initial-creator>Caspar Kroll</meta:initial-creator>
    <dc:date>2020-06-26T15:19:15.22</dc:date>
    <dc:creator>Caspar Kroll</dc:creator>
    <meta:document-statistic meta:table-count="0" meta:image-count="0" meta:object-count="0" meta:page-count="1" meta:paragraph-count="23" meta:word-count="132" meta:character-count="7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../../../../../../AppData/Roaming/OpenOffice/4/user/template/Normal.ott" meta:date="2020-06-24T15:38:36.03"/>
  </office:meta>
</office:document-meta>
</file>